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1b2" officeooo:paragraph-rsid="0014a1b2"/>
    </style:style>
    <style:style style:name="P2" style:family="paragraph" style:parent-style-name="Standard">
      <style:paragraph-properties fo:text-align="center" style:justify-single-word="false"/>
      <style:text-properties officeooo:rsid="0014a1b2" officeooo:paragraph-rsid="0014a1b2"/>
    </style:style>
    <style:style style:name="P3" style:family="paragraph" style:parent-style-name="Standard">
      <style:paragraph-properties fo:text-align="start" style:justify-single-word="false"/>
      <style:text-properties officeooo:rsid="0014a1b2" officeooo:paragraph-rsid="0014a1b2"/>
    </style:style>
    <style:style style:name="P4" style:family="paragraph" style:parent-style-name="Standard">
      <style:text-properties officeooo:rsid="00166b0d" officeooo:paragraph-rsid="00166b0d"/>
    </style:style>
    <style:style style:name="P5" style:family="paragraph" style:parent-style-name="Standard">
      <style:text-properties officeooo:rsid="0014a1b2" officeooo:paragraph-rsid="0014a1b2"/>
    </style:style>
    <style:style style:name="P6" style:family="paragraph" style:parent-style-name="Standard">
      <style:text-properties officeooo:rsid="00166b0d" officeooo:paragraph-rsid="00166b0d"/>
    </style:style>
    <style:style style:name="T1" style:family="text">
      <style:text-properties officeooo:rsid="00166b0d"/>
    </style:style>
    <style:style style:name="T2" style:family="text">
      <style:text-properties officeooo:rsid="001735e8"/>
    </style:style>
    <style:style style:name="T3" style:family="text">
      <style:text-properties officeooo:rsid="00183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ot co se jeździ </text:p>
      <text:p text:style-name="P2">Projekt SM</text:p>
      <text:p text:style-name="P3"/>
      <text:p text:style-name="P1">Elementy:</text:p>
      <text:p text:style-name="P1">- 4 koła</text:p>
      <text:p text:style-name="P1">- <text:span text:style-name="T2">2x </text:span>przekładnia 1:48</text:p>
      <text:p text:style-name="P1">- <text:span text:style-name="T1">zasilanie 6V (4x1.5V)</text:span></text:p>
      <text:p text:style-name="P1">- 2 silniki DC 3-6 V</text:p>
      <text:p text:style-name="P1">- czujnik odległości (HC-SR04)</text:p>
      <text:p text:style-name="P1">- akcelerometr <text:span text:style-name="T1">(I2C)</text:span></text:p>
      <text:p text:style-name="P1">- plastikowe coś</text:p>
      <text:p text:style-name="P1">- <text:span text:style-name="T2">mostek H</text:span></text:p>
      <text:p text:style-name="P1">- </text:p>
      <text:p text:style-name="P1"/>
      <text:p text:style-name="P4">Wymagania dodatkowe:</text:p>
      <text:p text:style-name="P4">- System kontroli wersji</text:p>
      <text:p text:style-name="P4">- Aplikacja desktopowa</text:p>
      <text:p text:style-name="P4">- Dedykowane skrypty do logowania sygnałów sterujących</text:p>
      <text:p text:style-name="P4">- Dodatkowe urządzenie wyjścia (Wyświetlacz LED [SPI])</text:p>
      <text:p text:style-name="P4">- Dwa źródła sterujące (2 silniki)</text:p>
      <text:p text:style-name="P4">- Wykorzystanie karty SD</text:p>
      <text:p text:style-name="P4">- FreeRTOS</text:p>
      <text:p text:style-name="P4">- <text:span text:style-name="T3">WiFi</text:span></text:p>
      <text:p text:style-name="P4">-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11:02:42.069000000</meta:creation-date>
    <dc:date>2022-12-20T12:44:29.668000000</dc:date>
    <meta:editing-duration>PT21M15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2" meta:word-count="76" meta:character-count="438" meta:non-whitespace-character-count="381"/>
  </office:meta>
</office:document-meta>
</file>